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d552"/>
    </style:style>
    <style:style style:name="P2" style:family="paragraph" style:parent-style-name="Standard">
      <style:text-properties officeooo:rsid="0001d552" officeooo:paragraph-rsid="0001d552"/>
    </style:style>
    <style:style style:name="P3" style:family="paragraph" style:parent-style-name="Standard">
      <style:paragraph-properties fo:text-align="center" style:justify-single-word="false"/>
      <style:text-properties officeooo:rsid="0001d552" officeooo:paragraph-rsid="0001d552"/>
    </style:style>
    <style:style style:name="P4" style:family="paragraph" style:parent-style-name="Standard">
      <style:text-properties officeooo:rsid="00038332" officeooo:paragraph-rsid="00038332"/>
    </style:style>
    <style:style style:name="P5" style:family="paragraph" style:parent-style-name="Standard">
      <style:text-properties officeooo:rsid="00038332" officeooo:paragraph-rsid="000385ca"/>
    </style:style>
    <style:style style:name="P6" style:family="paragraph" style:parent-style-name="Standard">
      <style:text-properties officeooo:rsid="000385ca" officeooo:paragraph-rsid="000385ca"/>
    </style:style>
    <style:style style:name="P7" style:family="paragraph" style:parent-style-name="Standard">
      <style:text-properties officeooo:rsid="000385ca" officeooo:paragraph-rsid="000451f3"/>
    </style:style>
    <style:style style:name="P8" style:family="paragraph" style:parent-style-name="Standard">
      <style:text-properties fo:font-weight="bold" officeooo:paragraph-rsid="0001d552" style:font-weight-asian="bold" style:font-weight-complex="bold"/>
    </style:style>
    <style:style style:name="P9" style:family="paragraph" style:parent-style-name="Standard">
      <style:text-properties fo:font-weight="bold" officeooo:rsid="00038332" officeooo:paragraph-rsid="00038332" style:font-weight-asian="bold" style:font-weight-complex="bold"/>
    </style:style>
    <style:style style:name="T1" style:family="text">
      <style:text-properties officeooo:rsid="0001d552"/>
    </style:style>
    <style:style style:name="T2" style:family="text">
      <style:text-properties officeooo:rsid="00038332"/>
    </style:style>
    <style:style style:name="T3" style:family="text">
      <style:text-properties officeooo:rsid="000385ca"/>
    </style:style>
    <style:style style:name="T4" style:family="text">
      <style:text-properties officeooo:rsid="000451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a 6 – POO – MARLON DUARTE – 493408</text:p>
      <text:p text:style-name="P3"/>
      <text:p text:style-name="P8"><text:span text:style-name="T1">1. </text:span>O que seria retornado por getLoginNome para um aluno com nome “Henrique Moreira” e id “557214”?</text:p>
      <text:p text:style-name="P1"/>
      <text:p text:style-name="P1"><text:span text:style-name="T3">R: <text:tab/></text:span>Henr557</text:p>
      <text:p text:style-name="P1"/>
      <text:p text:style-name="P8"><text:span text:style-name="T1">2. </text:span>Crie um objeto da classe Estudante com nome “dbj” e id “859012”. O que acontece quando getLoginNome é chamado sobre este aluno? Por que você acha isso?</text:p>
      <text:p text:style-name="P1"/>
      <text:p text:style-name="P6">R:<text:tab/><text:span text:style-name="T2">Estudante e1 = New Estudante( “dbj ” , “ 859012 ” );</text:span></text:p>
      <text:p text:style-name="P2"/>
      <text:p text:style-name="P2">Dá um erro porque a String <text:span text:style-name="T2">do nome não tem o número de caracteres necessário para a operação.</text:span></text:p>
      <text:p text:style-name="P2"/>
      <text:p text:style-name="P9">3. A classe String define um método de acesso lenght com a seguinte assinatura:</text:p>
      <text:p text:style-name="P9"><text:tab/>/**</text:p>
      <text:p text:style-name="P9"><text:tab/>* Retorna o número de caracteres nessa string.</text:p>
      <text:p text:style-name="P9"><text:tab/>*/</text:p>
      <text:p text:style-name="P9"><text:tab/>public int lenght()</text:p>
      <text:p text:style-name="P9">Adicione instruções condicionais ao construtor de Estudante para imprimir uma mensagem de erro se o comprimento do parâmetro nomeCompleto tiver menos de quatro caracteres ou o comprimento do parâmetro id tiver menos de três caracteres. Mas o construtor ainda deve utilizar esses parâmetros para configurar os atributos nome e id, mesmo que a mensagem de erro seja impressa. </text:p>
      <text:p text:style-name="P4"/>
      <text:p text:style-name="P4">R: <text:tab/>public Estudante(String nomeCompleto, String id) {</text:p>
      <text:p text:style-name="P4"><text:tab/><text:tab/></text:p>
      <text:p text:style-name="P5"><text:tab/><text:tab/>if <text:span text:style-name="T3">( </text:span>(nomeCompleto.<text:span text:style-name="T3">length() &lt; 4</text:span>) <text:span text:style-name="T3">ou (id</text:span>.<text:span text:style-name="T3">length() &lt; 3</text:span>) <text:span text:style-name="T3">) {</text:span></text:p>
      <text:p text:style-name="P5"><text:tab/><text:tab/><text:tab/> <text:span text:style-name="T3">System.out.println(“Tamanho de Nome ou ID incompatíveis!”);</text:span></text:p>
      <text:p text:style-name="P4"><text:tab/><text:tab/><text:span text:style-name="T3">}</text:span></text:p>
      <text:p text:style-name="P4"><text:tab/><text:tab/>this.nome = nomeCompleto;</text:p>
      <text:p text:style-name="P4"><text:tab/><text:tab/>this.id = id;</text:p>
      <text:p text:style-name="P4"><text:tab/><text:tab/>this.credito = 0;</text:p>
      <text:p text:style-name="P4"><text:tab/>}</text:p>
      <text:p text:style-name="P4"/>
      <text:p text:style-name="P9"><text:span text:style-name="T3">4. </text:span>Exercício de desafio. Modifique o método getLoginNome de modo que gere sempre um nome de login, mesmo que qualquer um dos campos nome e id não sejam suficientemente longos. Para strings mais curtas do que o comprimento requerido, utilize a string inteira.</text:p>
      <text:p text:style-name="P4"/>
      <text:p text:style-name="P6">R:<text:tab/>public String getLoginNome() {</text:p>
      <text:p text:style-name="P7"><text:tab/><text:tab/></text:p>
      <text:p text:style-name="P7"><text:tab/><text:tab/><text:span text:style-name="T4">if ( </text:span><text:span text:style-name="T2">(nome.</text:span>length( ) &lt; 4<text:span text:style-name="T2">) </text:span>ou (id<text:span text:style-name="T2">.</text:span>length( ) &lt; 3<text:span text:style-name="T2">) </text:span><text:span text:style-name="T4">){</text:span></text:p>
      <text:p text:style-name="P7"><text:tab/><text:tab/><text:tab/><text:span text:style-name="T4">return nome + id;</text:span></text:p>
      <text:p text:style-name="P7"><text:tab/><text:tab/><text:span text:style-name="T4">} else</text:span></text:p>
      <text:p text:style-name="P7"><text:tab/><text:tab/>return nome.substring(0, 4) + id.substring(0, 3);</text:p>
      <text:p text:style-name="P6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9:46:48.187883282</meta:creation-date>
    <dc:date>2021-02-04T20:32:45.718878144</dc:date>
    <meta:editing-duration>PT2M46S</meta:editing-duration>
    <meta:editing-cycles>1</meta:editing-cycles>
    <meta:document-statistic meta:table-count="0" meta:image-count="0" meta:object-count="0" meta:page-count="1" meta:paragraph-count="29" meta:word-count="277" meta:character-count="1646" meta:non-whitespace-character-count="1357"/>
    <meta:generator>LibreOffice/7.1.0.3$Linux_X86_64 LibreOffice_project/f6099ecf3d29644b5008cc8f48f42f4a40986e4c</meta:generator>
  </office:meta>
</office:document-meta>
</file>